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57" calcext:value-type="float">
            <text:p>1257</text:p>
          </table:table-cell>
          <table:table-cell table:style-name="ce7" table:formula="of:=COUNTIF([.B7:.B999998];&quot;X&quot;)" office:value-type="float" office:value="1083" calcext:value-type="float">
            <text:p>108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8" calcext:value-type="float">
            <text:p>148</text:p>
          </table:table-cell>
          <table:table-cell table:style-name="ce25" table:formula="of:=SUM([.B2:.F2])" office:value-type="float" office:value="1338" calcext:value-type="float">
            <text:p>133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3" table:number-rows-repeated="15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2">00/00/0000</text:date>, <text:time style:data-style-name="N2" text:time-value="19:50:53.0084637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22T19:51:23.736375431</dc:date>
    <meta:editing-duration>P1DT9H28M26S</meta:editing-duration>
    <meta:editing-cycles>1249</meta:editing-cycles>
    <meta:document-statistic meta:table-count="1" meta:cell-count="7586" meta:object-count="0"/>
  </office:meta>
</office:document-meta>
</file>